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175cm" svg:height="1.27cm" svg:x="4.445cm" svg:y="1.905cm">
          <text:p text:style-name="P1">ki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5.24cm" svg:height="1.905cm" svg:x="3.81cm" svg:y="16.51cm">
          <text:p text:style-name="P1">Data store modul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11.43cm" svg:height="1.27cm" svg:x="5.08cm" svg:y="4.445cm">
          <text:p text:style-name="P1">Tool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5.08cm" svg:y="6.985cm">
          <text:p text:style-name="P1">Tool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5.08cm" svg:y="10.16cm">
          <text:p text:style-name="P1">Tool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2.7cm" svg:y="13.335cm">
          <text:p text:style-name="P1">Tool 4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35cm" svg:y1="3.175cm" svg:x2="6.35cm" svg:y2="4.445cm">
          <text:p/>
        </draw:line>
        <draw:line draw:style-name="gr3" draw:text-style-name="P2" draw:layer="layout" svg:x1="6.35cm" svg:y1="5.715cm" svg:x2="6.35cm" svg:y2="6.985cm">
          <text:p/>
        </draw:line>
        <draw:line draw:style-name="gr3" draw:text-style-name="P2" draw:layer="layout" svg:x1="6.35cm" svg:y1="8.255cm" svg:x2="6.35cm" svg:y2="10.16cm">
          <text:p/>
        </draw:line>
        <draw:line draw:style-name="gr3" draw:text-style-name="P2" draw:layer="layout" svg:x1="6.35cm" svg:y1="11.43cm" svg:x2="6.35cm" svg:y2="17.145cm">
          <text:p/>
        </draw:line>
        <draw:line draw:style-name="gr4" draw:text-style-name="P2" draw:layer="layout" svg:x1="8.255cm" svg:y1="10.16cm" svg:x2="12.065cm" svg:y2="5.715cm">
          <text:p text:style-name="P1">derive</text:p>
        </draw:line>
        <draw:line draw:style-name="gr5" draw:text-style-name="P2" draw:layer="layout" svg:x1="14.605cm" svg:y1="5.715cm" svg:x2="14.605cm" svg:y2="13.335cm">
          <text:p/>
        </draw:line>
        <draw:line draw:style-name="gr5" draw:text-style-name="P2" draw:layer="layout" svg:x1="13.97cm" svg:y1="14.605cm" svg:x2="13.97cm" svg:y2="16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b</meta:initial-creator>
    <meta:creation-date>2007-03-21T18:03:05</meta:creation-date>
    <dc:creator>rob</dc:creator>
    <dc:date>2007-03-21T18:12:08</dc:date>
    <dc:language>en-US</dc:language>
    <meta:editing-cycles>2</meta:editing-cycles>
    <meta:editing-duration>PT9M4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